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family="'Arial Black'" style:font-family-generic="swiss" style:font-pitch="variable" fo:font-size="60pt" style:font-size-asian="60pt" style:font-size-complex="60pt"/>
    </style:style>
    <style:style style:name="P2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60pt" fo:font-weight="bold" style:font-size-asian="60pt" style:font-size-complex="60pt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P4" style:family="paragraph">
      <style:paragraph-properties fo:margin-left="0.6cm" fo:margin-right="0cm" fo:text-indent="-0.6cm"/>
    </style:style>
    <style:style style:name="T1" style:family="text">
      <style:text-properties fo:color="#ffffff" fo:font-family="'Arial Black'" style:font-family-generic="swiss" style:font-pitch="variable" fo:font-size="60pt" fo:font-weight="bold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Jezus jest Królem (...)</text:span><text:span text:style-name="T1"><text:line-break/></text:span><text:span text:style-name="T1">Królem (...) /x2</text:span><text:span text:style-name="T1"><text:line-break/></text:span><text:span text:style-name="T1">Potęgi Jego moc</text:span><text:span text:style-name="T1"><text:line-break/></text:span><text:span text:style-name="T1">wznosi się</text:span><text:span text:style-name="T1"><text:line-break/></text:span><text:span text:style-name="T1">nad nami dziś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Wznieśmy ręce</text:span><text:span text:style-name="T1"><text:line-break/></text:span><text:span text:style-name="T1">uwielbiając Go,</text:span><text:span text:style-name="T1"><text:line-break/></text:span><text:span text:style-name="T1">Oddajmy Mu cześć.</text:span><text:span text:style-name="T1"><text:line-break/></text:span><text:span text:style-name="T1">Wychwalajmy Jezusa,</text:span><text:span text:style-name="T1"><text:line-break/></text:span><text:span text:style-name="T1">On jedynym</text:span><text:span text:style-name="T1"><text:line-break/></text:span><text:span text:style-name="T1">Bogiem jes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creation-date>2006-03-29T13:54:09</meta:creation-date>
    <dc:date>2013-10-29T18:13:17.15</dc:date>
    <dc:language>pl-PL</dc:language>
    <meta:editing-cycles>7</meta:editing-cycles>
    <meta:editing-duration>PT4M46S</meta:editing-duration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